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N:</text:p>
      <text:p text:style-name="Standard"/>
      <text:list xml:id="list5062538948720513668" text:style-name="L1">
        <text:list-item>
          <text:p text:style-name="P1">El ingreso de los jugadores y los entrenadores de los equipos están fuera del alcance del sistema. </text:p>
        </text:list-item>
        <text:list-item>
          <text:p text:style-name="P1">Siempre debe haber maximo 10 jugadores disponibles en cancha. </text:p>
        </text:list-item>
        <text:list-item>
          <text:p text:style-name="P1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U:</text:p>
      <text:p text:style-name="Standard"/>
      <text:p text:style-name="Standard"><text:tab/>Inicio d partido</text:p>
      <text:list xml:id="list824163472" text:continue-numbering="true" text:style-name="L1">
        <text:list-item>
          <text:p text:style-name="P1">Cuartos de juego</text:p>
        </text:list-item>
        <text:list-item>
          <text:p text:style-name="P1">Cierre de parti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Scoccia</meta:initial-creator>
    <meta:creation-date>2012-08-07T18:55:57</meta:creation-date>
    <dc:date>2012-08-07T19:23:59</dc:date>
    <dc:creator>Facundo Scoccia</dc:creator>
    <meta:editing-duration>PT28M2S</meta:editing-duration>
    <meta:editing-cycles>3</meta:editing-cycles>
    <meta:generator>OpenOffice.org/3.4$Unix OpenOffice.org_project/340m1$Build-9590</meta:generator>
    <meta:document-statistic meta:table-count="0" meta:image-count="0" meta:object-count="0" meta:page-count="2" meta:paragraph-count="7" meta:word-count="41" meta:character-count="221"/>
  </office:meta>
</office:document-meta>
</file>